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le1" style:family="table">
      <style:table-properties style:width="16.302cm" fo:margin-left="-0.217cm" table:align="left" style:writing-mode="lr-tb"/>
    </style:style>
    <style:style style:name="Tabelle1.A" style:family="table-column">
      <style:table-column-properties style:column-width="3.249cm"/>
    </style:style>
    <style:style style:name="Tabelle1.D" style:family="table-column">
      <style:table-column-properties style:column-width="3.251cm"/>
    </style:style>
    <style:style style:name="Tabelle1.E" style:family="table-column">
      <style:table-column-properties style:column-width="3.304cm"/>
    </style:style>
    <style:style style:name="Tabelle1.1" style:family="table-row">
      <style:table-row-properties style:min-row-height="0.473cm" fo:keep-together="auto"/>
    </style:style>
    <style:style style:name="Tabelle1.A1" style:family="table-cell">
      <style:table-cell-properties style:vertical-align="top" fo:background-color="#000000" fo:padding-left="0.191cm" fo:padding-right="0.191cm" fo:padding-top="0cm" fo:padding-bottom="0cm" fo:border-left="1pt solid #000000" fo:border-right="none" fo:border-top="1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#000000" fo:padding-left="0.191cm" fo:padding-right="0.191cm" fo:padding-top="0cm" fo:padding-bottom="0cm" fo:border-left="0.5pt solid #000000" fo:border-right="none" fo:border-top="1pt solid #000000" fo:border-bottom="0.5pt solid #000000" style:writing-mode="lr-tb">
        <style:background-image/>
      </style:table-cell-properties>
    </style:style>
    <style:style style:name="Tabelle1.E1" style:family="table-cell">
      <style:table-cell-properties style:vertical-align="top" fo:background-color="#000000" fo:padding-left="0.191cm" fo:padding-right="0.191cm" fo:padding-top="0cm" fo:padding-bottom="0cm" fo:border-left="0.5pt solid #000000" fo:border-right="1pt solid #000000" fo:border-top="1pt solid #000000" fo:border-bottom="0.5pt solid #000000" style:writing-mode="lr-tb">
        <style:background-image/>
      </style:table-cell-properties>
    </style:style>
    <style:style style:name="Tabelle1.2" style:family="table-row">
      <style:table-row-properties fo:keep-together="auto"/>
    </style:style>
    <style:style style:name="Tabelle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elle1.B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D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1pt solid #000000" style:writing-mode="lr-tb"/>
    </style:style>
    <style:style style:name="Tabelle1.E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1pt solid #000000" style:writing-mode="lr-tb"/>
    </style:style>
    <style:style style:name="GPIOpinmapping" style:family="table">
      <style:table-properties style:width="16cm" table:align="margins" style:writing-mode="lr-tb"/>
    </style:style>
    <style:style style:name="GPIOpinmapping.A" style:family="table-column">
      <style:table-column-properties style:column-width="3.2cm" style:rel-column-width="13106*"/>
    </style:style>
    <style:style style:name="GPIOpinmapping.B" style:family="table-column">
      <style:table-column-properties style:column-width="3.2cm" style:rel-column-width="13107*"/>
    </style:style>
    <style:style style:name="GPIOpinmapping.D" style:family="table-column">
      <style:table-column-properties style:column-width="6.399cm" style:rel-column-width="26213*"/>
    </style:style>
    <style:style style:name="GPIOpinmapping.A1" style:family="table-cell">
      <style:table-cell-properties fo:padding="0.097cm" fo:border-left="0.05pt solid #000000" fo:border-right="none" fo:border-top="0.05pt solid #000000" fo:border-bottom="0.05pt solid #000000"/>
    </style:style>
    <style:style style:name="GPIOpinmapping.D1" style:family="table-cell">
      <style:table-cell-properties fo:padding="0.097cm" fo:border="0.05pt solid #000000"/>
    </style:style>
    <style:style style:name="GPIOpinmapping.A2" style:family="table-cell">
      <style:table-cell-properties fo:padding="0.097cm" fo:border-left="0.05pt solid #000000" fo:border-right="none" fo:border-top="none" fo:border-bottom="0.05pt solid #000000"/>
    </style:style>
    <style:style style:name="GPIOpinmapping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P3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P4" style:family="paragraph" style:parent-style-name="Header">
      <style:text-properties fo:font-size="10pt" fo:language="en" fo:country="US" style:font-size-asian="10pt" style:font-size-complex="10pt"/>
    </style:style>
    <style:style style:name="P5" style:family="paragraph" style:parent-style-name="Header">
      <style:text-properties fo:language="en" fo:country="US"/>
    </style:style>
    <style:style style:name="P6" style:family="paragraph" style:parent-style-name="Header">
      <style:paragraph-properties style:snap-to-layout-grid="false"/>
      <style:text-properties fo:language="en" fo:country="US"/>
    </style:style>
    <style:style style:name="P7" style:family="paragraph" style:parent-style-name="Footer">
      <style:paragraph-properties fo:text-align="end" style:justify-single-word="false" style:snap-to-layout-grid="false"/>
    </style:style>
    <style:style style:name="P8" style:family="paragraph" style:parent-style-name="Footer">
      <style:text-properties fo:language="en" fo:country="US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paragraph-properties>
        <style:tab-stops>
          <style:tab-stop style:position="15.984cm" style:type="right" style:leader-style="dotted" style:leader-text="."/>
        </style:tab-stops>
      </style:paragraph-properties>
      <style:text-properties fo:language="en" fo:country="US"/>
    </style:style>
    <style:style style:name="P11" style:family="paragraph" style:parent-style-name="Historie">
      <style:paragraph-properties style:snap-to-layout-grid="false"/>
      <style:text-properties fo:language="en" fo:country="US" officeooo:rsid="001cd98f" officeooo:paragraph-rsid="001cd98f"/>
    </style:style>
    <style:style style:name="P12" style:family="paragraph" style:parent-style-name="Historie">
      <style:paragraph-properties style:snap-to-layout-grid="false"/>
      <style:text-properties fo:language="en" fo:country="US"/>
    </style:style>
    <style:style style:name="P13" style:family="paragraph" style:parent-style-name="Heading_20_1">
      <style:text-properties fo:language="en" fo:country="US" officeooo:rsid="001cd98f" officeooo:paragraph-rsid="001cd98f"/>
    </style:style>
    <style:style style:name="P14" style:family="paragraph" style:parent-style-name="Heading_20_1">
      <style:text-properties fo:language="en" fo:country="US" officeooo:rsid="0023f8ff" officeooo:paragraph-rsid="0023f8ff"/>
    </style:style>
    <style:style style:name="P15" style:family="paragraph" style:parent-style-name="Heading_20_1">
      <style:text-properties officeooo:paragraph-rsid="0025c41a"/>
    </style:style>
    <style:style style:name="P16" style:family="paragraph" style:parent-style-name="Standard">
      <style:text-properties officeooo:rsid="0025c41a" officeooo:paragraph-rsid="0025c41a"/>
    </style:style>
    <style:style style:name="P17" style:family="paragraph" style:parent-style-name="Standard" style:list-style-name="L2">
      <style:text-properties officeooo:rsid="0025c41a" officeooo:paragraph-rsid="0025c41a"/>
    </style:style>
    <style:style style:name="P18" style:family="paragraph" style:parent-style-name="Standard" style:list-style-name="L3">
      <style:text-properties officeooo:rsid="0025c41a" officeooo:paragraph-rsid="0025c41a"/>
    </style:style>
    <style:style style:name="P19" style:family="paragraph" style:parent-style-name="Table_20_Contents">
      <style:text-properties officeooo:rsid="0025c41a" officeooo:paragraph-rsid="0025c41a"/>
    </style:style>
    <style:style style:name="P20" style:family="paragraph" style:parent-style-name="Table_20_Contents">
      <style:text-properties officeooo:rsid="002739a5" officeooo:paragraph-rsid="002739a5"/>
    </style:style>
    <style:style style:name="P21" style:family="paragraph" style:parent-style-name="Table_20_Contents">
      <style:text-properties fo:font-style="italic" fo:font-weight="bold" officeooo:rsid="0025c41a" officeooo:paragraph-rsid="0025c41a" style:font-style-asian="italic" style:font-weight-asian="bold" style:font-style-complex="italic" style:font-weight-complex="bold"/>
    </style:style>
    <style:style style:name="P2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Dokumenttitel" style:master-page-name="Standard">
      <style:paragraph-properties style:page-number="auto"/>
      <style:text-properties fo:language="en" fo:country="US" officeooo:rsid="001ae520"/>
    </style:style>
    <style:style style:name="P24" style:family="paragraph" style:parent-style-name="Dokumenttitel">
      <style:text-properties fo:font-size="22pt" fo:language="en" fo:country="US" style:text-underline-style="none" officeooo:rsid="0023f8ff" officeooo:paragraph-rsid="0023f8ff" style:font-size-asian="19.25pt" style:font-size-complex="22pt"/>
    </style:style>
    <style:style style:name="T1" style:family="text">
      <style:text-properties officeooo:rsid="001ae520"/>
    </style:style>
    <style:style style:name="T2" style:family="text">
      <style:text-properties fo:font-size="8pt" fo:font-weight="bold" officeooo:rsid="001cd98f" style:font-size-asian="8pt" style:font-weight-asian="bold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cd98f"/>
    </style:style>
    <style:style style:name="T7" style:family="text">
      <style:text-properties officeooo:rsid="0023f8ff"/>
    </style:style>
    <style:style style:name="T8" style:family="text">
      <style:text-properties officeooo:rsid="002739a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NES 2 DB9 Joystick Converter</text:p>
      <text:p text:style-name="P24">Description ATtiny84 implementation</text:p>
      <text:p text:style-name="P9"/>
      <text:h text:style-name="P13" text:outline-level="1"><text:bookmark-start text:name="__RefHeading___Toc242_330339428"/>Document history<text:bookmark-end text:name="__RefHeading___Toc242_330339428"/></text:h>
      <table:table table:name="Tabelle1" table:style-name="Tabelle1">
        <table:table-column table:style-name="Tabelle1.A" table:number-columns-repeated="3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1">Date</text:p>
          </table:table-cell>
          <table:table-cell table:style-name="Tabelle1.B1" office:value-type="string">
            <text:p text:style-name="P12">Version</text:p>
          </table:table-cell>
          <table:table-cell table:style-name="Tabelle1.B1" office:value-type="string">
            <text:p text:style-name="P11">Responsible</text:p>
          </table:table-cell>
          <table:table-cell table:style-name="Tabelle1.B1" office:value-type="string">
            <text:p text:style-name="P11">Changes</text:p>
          </table:table-cell>
          <table:table-cell table:style-name="Tabelle1.E1" office:value-type="string">
            <text:p text:style-name="P12"/>
          </table:table-cell>
        </table:table-row>
        <table:table-row table:style-name="Tabelle1.2">
          <table:table-cell table:style-name="Tabelle1.A2" office:value-type="string">
            <text:p text:style-name="P11">2020-0<text:span text:style-name="T7">9</text:span>-<text:span text:style-name="T7">21</text:span></text:p>
          </table:table-cell>
          <table:table-cell table:style-name="Tabelle1.C2" office:value-type="string">
            <text:p text:style-name="P12">V0.1</text:p>
          </table:table-cell>
          <table:table-cell table:style-name="Tabelle1.C2" office:value-type="string">
            <text:p text:style-name="P12">Arndt</text:p>
          </table:table-cell>
          <table:table-cell table:style-name="Tabelle1.D2" office:value-type="string">
            <text:p text:style-name="P11">Initial version</text:p>
          </table:table-cell>
          <table:table-cell table:style-name="Tabelle1.E2" office:value-type="string">
            <text:p text:style-name="P12"/>
          </table:table-cell>
        </table:table-row>
      </table:table>
      <text:h text:style-name="P13" text:outline-level="1"><text:bookmark-start text:name="__RefHeading___Toc244_330339428"/>Table of contents<text:bookmark-end text:name="__RefHeading___Toc244_330339428"/></text:h>
      <text:p text:style-name="P9"/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2"><text:a xlink:type="simple" xlink:href="#__RefHeading___Toc242_330339428">Document history<text:tab/>1</text:a></text:p>
          <text:p text:style-name="P22"><text:a xlink:type="simple" xlink:href="#__RefHeading___Toc244_330339428">Table of contents<text:tab/>1</text:a></text:p>
          <text:p text:style-name="P22"><text:a xlink:type="simple" xlink:href="#__RefHeading___Toc1027_1146120412">Abstract<text:tab/>1</text:a></text:p>
          <text:p text:style-name="P22"><text:a xlink:type="simple" xlink:href="#__RefHeading___Toc1029_1146120412">Bill of materials<text:tab/>1</text:a></text:p>
          <text:p text:style-name="P22"><text:a xlink:type="simple" xlink:href="#__RefHeading___Toc1063_1146120412">Mapping of ATTiny84 controller pins<text:tab/>1</text:a></text:p>
          <text:p text:style-name="P22"><text:a xlink:type="simple" xlink:href="#__RefHeading___Toc1065_1146120412">Schematics<text:tab/>2</text:a></text:p>
          <text:p text:style-name="P22"><text:a xlink:type="simple" xlink:href="#__RefHeading___Toc1067_1146120412">Software configuration<text:tab/>2</text:a></text:p>
        </text:index-body>
      </text:table-of-content>
      <text:p text:style-name="P10"/>
      <text:h text:style-name="P14" text:outline-level="1"><text:bookmark-start text:name="__RefHeading___Toc1027_1146120412"/>Abstract<text:bookmark-end text:name="__RefHeading___Toc1027_1146120412"/></text:h>
      <text:p text:style-name="P16"><text:span text:style-name="T5">This document describes the ATtiny84 implementation of the SNES2DB9 converter.</text:span></text:p>
      <text:p text:style-name="P16"><text:span text:style-name="T5">The project is implemented on regular perforated board.<text:line-break/><text:line-break/>Pin mappings are optimized for direct connection to screw terminals, one GPIO port handles all output signals, one GPIO port handles all input signals.</text:span></text:p>
      <text:h text:style-name="Heading_20_1" text:outline-level="1"><text:bookmark-start text:name="__RefHeading___Toc1029_1146120412"/>Bill of materials<text:bookmark-end text:name="__RefHeading___Toc1029_1146120412"/></text:h>
      <text:list xml:id="list2279272137" text:style-name="L2">
        <text:list-item>
          <text:p text:style-name="P17"><text:span text:style-name="T5">U1 ATtiny84 microcontroller (14pin DIP)</text:span></text:p>
        </text:list-item>
        <text:list-item>
          <text:p text:style-name="P17"><text:span text:style-name="T5">screw terminals for DB9 joystick and SNES gamepad connection</text:span></text:p>
        </text:list-item>
        <text:list-item>
          <text:p text:style-name="P17"><text:span text:style-name="T5">R1 10kOhm pulldown resistor</text:span></text:p>
        </text:list-item>
      </text:list>
      <text:h text:style-name="P15" text:outline-level="1"><text:bookmark-start text:name="__RefHeading___Toc1063_1146120412"/>Mapping of ATTiny84 controller pins<text:bookmark-end text:name="__RefHeading___Toc1063_1146120412"/></text:h>
      <text:p text:style-name="Standard">Refer to the datasheet for further reference.</text:p>
      <text:p text:style-name="Standard"/>
      <table:table table:name="GPIOpinmapping" table:style-name="GPIOpinmapping">
        <table:table-column table:style-name="GPIOpinmapping.A"/>
        <table:table-column table:style-name="GPIOpinmapping.B"/>
        <table:table-column table:style-name="GPIOpinmapping.A"/>
        <table:table-column table:style-name="GPIOpinmapping.D"/>
        <table:table-row>
          <table:table-cell table:style-name="GPIOpinmapping.A1" office:value-type="string">
            <text:p text:style-name="P21">PDIP pin</text:p>
          </table:table-cell>
          <table:table-cell table:style-name="GPIOpinmapping.A1" office:value-type="string">
            <text:p text:style-name="P21">Port reference</text:p>
          </table:table-cell>
          <table:table-cell table:style-name="GPIOpinmapping.A1" office:value-type="string">
            <text:p text:style-name="P21">Pull-up configuration</text:p>
          </table:table-cell>
          <table:table-cell table:style-name="GPIOpinmapping.D1" office:value-type="string">
            <text:p text:style-name="P21">SNES2DB9 pin reference</text:p>
          </table:table-cell>
        </table:table-row>
        <table:table-row>
          <table:table-cell table:style-name="GPIOpinmapping.A2" office:value-type="string">
            <text:p text:style-name="P19">1</text:p>
          </table:table-cell>
          <table:table-cell table:style-name="GPIOpinmapping.A2" office:value-type="string">
            <text:p text:style-name="P19">VCC</text:p>
          </table:table-cell>
          <table:table-cell table:style-name="GPIOpinmapping.A2" office:value-type="string">
            <text:p text:style-name="Table_20_Contents">---</text:p>
          </table:table-cell>
          <table:table-cell table:style-name="GPIOpinmapping.D2" office:value-type="string">
            <text:p text:style-name="P19">+5V,power supply from DB9 joystick <text:span text:style-name="T8">to ATtiny84 and SNES controller</text:span></text:p>
          </table:table-cell>
        </table:table-row>
        <table:table-row>
          <table:table-cell table:style-name="GPIOpinmapping.A2" office:value-type="string">
            <text:p text:style-name="P19">2-4</text:p>
          </table:table-cell>
          <table:table-cell table:style-name="GPIOpinmapping.A2" office:value-type="string">
            <text:p text:style-name="P19">PB0,PB1, PB3</text:p>
          </table:table-cell>
          <table:table-cell table:style-name="GPIOpinmapping.A2" office:value-type="string">
            <text:p text:style-name="Table_20_Contents">---</text:p>
          </table:table-cell>
          <table:table-cell table:style-name="GPIOpinmapping.D2" office:value-type="string">
            <text:p text:style-name="P19">unused</text:p>
          </table:table-cell>
        </table:table-row>
        <table:table-row>
          <table:table-cell table:style-name="GPIOpinmapping.A2" office:value-type="string">
            <text:p text:style-name="P19">5</text:p>
          </table:table-cell>
          <table:table-cell table:style-name="GPIOpinmapping.A2" office:value-type="string">
            <text:p text:style-name="P19">PB2</text:p>
          </table:table-cell>
          <table:table-cell table:style-name="GPIOpinmapping.A2" office:value-type="string">
            <text:p text:style-name="P19">Internal pull-up</text:p>
          </table:table-cell>
          <table:table-cell table:style-name="GPIOpinmapping.D2" office:value-type="string">
            <text:p text:style-name="P19">SNES DATA</text:p>
          </table:table-cell>
        </table:table-row>
        <text:soft-page-break/>
        <table:table-row>
          <table:table-cell table:style-name="GPIOpinmapping.A2" office:value-type="string">
            <text:p text:style-name="P19">6</text:p>
          </table:table-cell>
          <table:table-cell table:style-name="GPIOpinmapping.A2" office:value-type="string">
            <text:p text:style-name="P19">PA7</text:p>
          </table:table-cell>
          <table:table-cell table:style-name="GPIOpinmapping.A2" office:value-type="string">
            <text:p text:style-name="P19">Internal pull-up</text:p>
          </table:table-cell>
          <table:table-cell table:style-name="GPIOpinmapping.D2" office:value-type="string">
            <text:p text:style-name="P19">SNES CLOCK</text:p>
          </table:table-cell>
        </table:table-row>
        <table:table-row>
          <table:table-cell table:style-name="GPIOpinmapping.A2" office:value-type="string">
            <text:p text:style-name="P19">7</text:p>
          </table:table-cell>
          <table:table-cell table:style-name="GPIOpinmapping.A2" office:value-type="string">
            <text:p text:style-name="P19">PA6</text:p>
          </table:table-cell>
          <table:table-cell table:style-name="GPIOpinmapping.A2" office:value-type="string">
            <text:p text:style-name="P19">External pull-down R1</text:p>
          </table:table-cell>
          <table:table-cell table:style-name="GPIOpinmapping.D2" office:value-type="string">
            <text:p text:style-name="P19">SNES LATCH</text:p>
          </table:table-cell>
        </table:table-row>
        <table:table-row>
          <table:table-cell table:style-name="GPIOpinmapping.A2" office:value-type="string">
            <text:p text:style-name="P20">8-12</text:p>
          </table:table-cell>
          <table:table-cell table:style-name="GPIOpinmapping.A2" office:value-type="string">
            <text:p text:style-name="P20">PA5-PA1</text:p>
          </table:table-cell>
          <table:table-cell table:style-name="GPIOpinmapping.A2" office:value-type="string">
            <text:p text:style-name="P19">---</text:p>
          </table:table-cell>
          <table:table-cell table:style-name="GPIOpinmapping.D2" office:value-type="string">
            <text:p text:style-name="P20">DB9 joystick values ()<text:line-break/><text:line-break/>PA5: up PA4: down PA3 left PA2: right PA1: fire</text:p>
          </table:table-cell>
        </table:table-row>
        <table:table-row>
          <table:table-cell table:style-name="GPIOpinmapping.A2" office:value-type="string">
            <text:p text:style-name="P20">13</text:p>
          </table:table-cell>
          <table:table-cell table:style-name="GPIOpinmapping.A2" office:value-type="string">
            <text:p text:style-name="P20">PA0</text:p>
          </table:table-cell>
          <table:table-cell table:style-name="GPIOpinmapping.A2" office:value-type="string">
            <text:p text:style-name="P19">---</text:p>
          </table:table-cell>
          <table:table-cell table:style-name="GPIOpinmapping.D2" office:value-type="string">
            <text:p text:style-name="P20">unused</text:p>
          </table:table-cell>
        </table:table-row>
        <table:table-row>
          <table:table-cell table:style-name="GPIOpinmapping.A2" office:value-type="string">
            <text:p text:style-name="P20">14</text:p>
          </table:table-cell>
          <table:table-cell table:style-name="GPIOpinmapping.A2" office:value-type="string">
            <text:p text:style-name="P20">GND</text:p>
          </table:table-cell>
          <table:table-cell table:style-name="GPIOpinmapping.A2" office:value-type="string">
            <text:p text:style-name="P19">---</text:p>
          </table:table-cell>
          <table:table-cell table:style-name="GPIOpinmapping.D2" office:value-type="string">
            <text:p text:style-name="P20">Common ground with DB9 joystick and SNES gamepad</text:p>
          </table:table-cell>
        </table:table-row>
      </table:table>
      <text:p text:style-name="Standard"/>
      <text:h text:style-name="Heading_20_1" text:outline-level="1"><text:bookmark-start text:name="__RefHeading___Toc1065_1146120412"/>Schematics<text:bookmark-end text:name="__RefHeading___Toc1065_1146120412"/></text:h>
      <text:p text:style-name="P16"><text:span text:style-name="T5">tbd</text:span></text:p>
      <text:p text:style-name="P16"><text:span text:style-name="T5"/></text:p>
      <text:h text:style-name="Heading_20_1" text:outline-level="1"><text:bookmark-start text:name="__RefHeading___Toc1067_1146120412"/>Software configuration<text:bookmark-end text:name="__RefHeading___Toc1067_1146120412"/></text:h>
      <text:list xml:id="list1397039588" text:style-name="L3">
        <text:list-item>
          <text:p text:style-name="P18"><text:span text:style-name="T5">controller uses internal oscillator at 1Mhz</text:span></text:p>
        </text:list-item>
        <text:list-item>
          <text:p text:style-name="P18"><text:span text:style-name="T5">SNES reader timing derived from a 200µs timer tick</text:span></text:p>
        </text:list-item>
        <text:list-item>
          <text:p text:style-name="P18"><text:span text:style-name="T5">16ms time based derived from 200µs timer for DB9 update and autofire generation</text:span></text:p>
        </text:list-item>
        <text:list-item>
          <text:p text:style-name="P18"><text:span text:style-name="T5">autofire cycletime 16m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2" svg:font-family="Tahoma"/>
    <style:font-face style:name="DejaVu Sans" svg:font-family="'DejaVu Sans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Dokumenttitel" style:family="paragraph" style:parent-style-name="Standard">
      <style:paragraph-properties fo:margin-top="0.423cm" fo:margin-bottom="0.423cm" loext:contextual-spacing="false"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/>
    </style:style>
    <style:style style:name="Historie" style:family="paragraph" style:parent-style-name="Standard">
      <style:text-properties fo:font-size="10pt" style:font-size-asian="10pt"/>
    </style:style>
    <style:style style:name="Dokumentstruktur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ge_20_Number" style:display-name="Page Number" style:family="text" style:parent-style-name="Absatz-Standardschriftar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Absatz-Standardschriftar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4" style:family="table">
      <style:table-properties style:width="16.418cm" fo:margin-left="-0.208cm" table:align="left" style:writing-mode="lr-tb"/>
    </style:style>
    <style:style style:name="Tabelle4.A" style:family="table-column">
      <style:table-column-properties style:column-width="5.281cm"/>
    </style:style>
    <style:style style:name="Tabelle4.B" style:family="table-column">
      <style:table-column-properties style:column-width="2.863cm"/>
    </style:style>
    <style:style style:name="Tabelle4.C" style:family="table-column">
      <style:table-column-properties style:column-width="1.704cm"/>
    </style:style>
    <style:style style:name="Tabelle4.D" style:family="table-column">
      <style:table-column-properties style:column-width="3.284cm"/>
    </style:style>
    <style:style style:name="Tabelle4.E" style:family="table-column">
      <style:table-column-properties style:column-width="3.286cm"/>
    </style:style>
    <style:style style:name="Tabelle4.A1" style:family="table-cell">
      <style:table-cell-properties style:vertical-align="top" fo:background-color="#0000ff" fo:padding-left="0.191cm" fo:padding-right="0.191cm" fo:padding-top="0cm" fo:padding-bottom="0cm" fo:border="none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D2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elle4.E2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elle3" style:family="table">
      <style:table-properties style:width="16.383cm" fo:margin-left="-0.191cm" table:align="left" style:writing-mode="lr-tb"/>
    </style:style>
    <style:style style:name="Tabelle3.A" style:family="table-column">
      <style:table-column-properties style:column-width="16.383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ffffff" fo:language="en" fo:country="US" fo:font-weight="bold" style:font-weight-asian="bold"/>
    </style:style>
    <style:style style:name="MP2" style:family="paragraph" style:parent-style-name="Header">
      <style:paragraph-properties style:snap-to-layout-grid="false"/>
      <style:text-properties fo:font-size="8pt" fo:language="en" fo:country="US" fo:font-weight="bold" officeooo:rsid="001cd98f" officeooo:paragraph-rsid="001cd98f" style:font-size-asian="8pt" style:font-weight-asian="bold" style:font-size-complex="8pt"/>
    </style:style>
    <style:style style:name="MP3" style:family="paragraph" style:parent-style-name="Header">
      <style:text-properties fo:font-size="10pt" fo:language="en" fo:country="US" style:font-size-asian="10pt" style:font-size-complex="10pt"/>
    </style:style>
    <style:style style:name="MP4" style:family="paragraph" style:parent-style-name="Header">
      <style:paragraph-properties style:snap-to-layout-grid="false"/>
      <style:text-properties fo:font-size="8pt" fo:language="en" fo:country="US" fo:font-weight="bold" style:font-size-asian="8pt" style:font-weight-asian="bold" style:font-size-complex="8pt"/>
    </style:style>
    <style:style style:name="MP5" style:family="paragraph" style:parent-style-name="Header">
      <style:paragraph-properties style:snap-to-layout-grid="false"/>
      <style:text-properties fo:language="en" fo:country="US"/>
    </style:style>
    <style:style style:name="MP6" style:family="paragraph" style:parent-style-name="Header">
      <style:text-properties fo:language="en" fo:country="US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language="en" fo:country="US"/>
    </style:style>
    <style:style style:name="MT1" style:family="text">
      <style:text-properties officeooo:rsid="001ae520"/>
    </style:style>
    <style:style style:name="MT2" style:family="text">
      <style:text-properties officeooo:rsid="0023f8ff"/>
    </style:style>
    <style:style style:name="MT3" style:family="text">
      <style:text-properties fo:font-size="8pt" fo:font-weight="bold" officeooo:rsid="001cd98f" style:font-size-asian="8pt" style:font-weight-asian="bold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language="en" fo:country="US" style:font-size-asian="10pt" style:font-size-complex="10pt"/>
    </style:style>
    <style:style style:name="MT6" style:family="text">
      <style:text-properties fo:language="en" fo:country="US" officeooo:rsid="001cd98f"/>
    </style:style>
    <style:style style:name="MT7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able:table table:name="Tabelle4" table:style-name="Tabelle4">
          <table:table-column table:style-name="Tabelle4.A"/>
          <table:table-column table:style-name="Tabelle4.B"/>
          <table:table-column table:style-name="Tabelle4.C"/>
          <table:table-column table:style-name="Tabelle4.D"/>
          <table:table-column table:style-name="Tabelle4.E"/>
          <table:table-row>
            <table:table-cell table:style-name="Tabelle4.A1" table:number-columns-spanned="5" office:value-type="string">
              <text:p text:style-name="MP1">ASM Softwar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e4.A2" office:value-type="string">
              <text:p text:style-name="MP2">Document</text:p>
              <text:p text:style-name="MP3"><text:title>SNES 2 DB9 Joystick Converter Description ATtiny84 implementation</text:title><text:s/></text:p>
            </table:table-cell>
            <table:table-cell table:style-name="Tabelle4.B2" office:value-type="string">
              <text:p text:style-name="MP2">Creator</text:p>
              <text:p text:style-name="MP3"><text:initial-creator/><text:span text:style-name="MT1">Matthias Arndt</text:span></text:p>
            </table:table-cell>
            <table:table-cell table:style-name="Tabelle4.C2" office:value-type="string">
              <text:p text:style-name="MP4">Version</text:p>
              <text:p text:style-name="MP3">V0.<text:span text:style-name="MT2">1</text:span></text:p>
            </table:table-cell>
            <table:table-cell table:style-name="Tabelle4.D2" office:value-type="string">
              <text:p text:style-name="MP5"><text:span text:style-name="MT3">Date</text:span><text:line-break/><text:span text:style-name="MT4"><text:date style:data-style-name="N84" text:date-value="2020-09-21T14:34:56.389287477">2020-09-21</text:date></text:span></text:p>
            </table:table-cell>
            <table:table-cell table:style-name="Tabelle4.E2" office:value-type="string">
              <text:p text:style-name="MP2">Page</text:p>
              <text:p text:style-name="Header"><text:span text:style-name="Page_20_Number"><text:span text:style-name="MT5"><text:page-number text:select-page="current">2</text:page-number></text:span></text:span><text:span text:style-name="Page_20_Number"><text:span text:style-name="MT5"><text:s/>von </text:span></text:span><text:span text:style-name="Page_20_Number"><text:span text:style-name="MT5"><text:page-count style:num-format="1">2</text:page-count></text:span></text:span></text:p>
            </table:table-cell>
          </table:table-row>
        </table:table>
        <text:p text:style-name="MP6"/>
      </style:header>
      <style:footer>
        <table:table table:name="Tabelle3" table:style-name="Tabelle3">
          <table:table-column table:style-name="Tabelle3.A"/>
          <table:table-row table:style-name="Tabelle3.1">
            <table:table-cell table:style-name="Tabelle3.A1" office:value-type="string">
              <text:p text:style-name="MP7"><text:span text:style-name="Page_20_Number"><text:span text:style-name="MT6">Page</text:span></text:span><text:span text:style-name="Page_20_Number"><text:span text:style-name="MT7"> </text:span></text:span><text:span text:style-name="Page_20_Number"><text:span text:style-name="MT7"><text:page-number text:select-page="current">2</text:page-number></text:span></text:span><text:span text:style-name="Page_20_Number"><text:span text:style-name="MT7"><text:s/></text:span></text:span><text:span text:style-name="Page_20_Number"><text:span text:style-name="MT6">of</text:span></text:span><text:span text:style-name="Page_20_Number"><text:span text:style-name="MT7"> </text:span></text:span><text:span text:style-name="Page_20_Number"><text:span text:style-name="MT7"><text:page-count style:num-format="1">2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SNES 2 DB9 Joystick Converter Description ATtiny84 implementation</dc:title>
    <meta:creation-date>2020-09-21T14:20:44.251124164</meta:creation-date>
    <dc:language>de-DE</dc:language>
    <meta:editing-cycles>3</meta:editing-cycles>
    <meta:editing-duration>PT4M9S</meta:editing-duration>
    <meta:keyword>SNES</meta:keyword>
    <meta:keyword>Gamepad</meta:keyword>
    <meta:keyword>Atari-style joystick</meta:keyword>
    <meta:keyword>DB9</meta:keyword>
    <dc:date>2020-09-21T14:34:56.158075517</dc:date>
    <meta:document-statistic meta:table-count="4" meta:image-count="0" meta:object-count="0" meta:page-count="2" meta:paragraph-count="82" meta:word-count="267" meta:character-count="1601" meta:non-whitespace-character-count="1420"/>
    <meta:user-defined meta:name="Info 1"/>
    <meta:user-defined meta:name="Info 2"/>
    <meta:user-defined meta:name="Info 3"/>
    <meta:user-defined meta:name="Info 4"/>
  </office:meta>
</office:document-meta>
</file>